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c tutorial</text:p>
          </table:table-cell>
          <table:table-cell office:value-type="float" office:value="10" calcext:value-type="float">
            <text:p>10</text:p>
          </table:table-cell>
          <table:table-cell table:formula="of:=SUM([.B2:.B50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re desig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ild syste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 syste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led graphic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I cleanu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ld ingredi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fec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ield ingredi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tached visuals, transfor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me plan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ic A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sual effec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re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tmapped wal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UI rewri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p generation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nemies draft 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ot draft 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p load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/U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rolling story wind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stomized cooldow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gredient unlock on lev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o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X fix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pgrade fire ingredi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art on death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22:22:48.754987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31:28.023335483</meta:creation-date>
    <dc:date>2019-01-28T22:23:05.807386986</dc:date>
    <meta:editing-duration>PT3H43M41S</meta:editing-duration>
    <meta:editing-cycles>17</meta:editing-cycles>
    <meta:generator>LibreOffice/6.1.4.2$Linux_X86_64 LibreOffice_project/edc26d7faf41e406360d34efe1e39fe03035f7b0</meta:generator>
    <meta:document-statistic meta:table-count="1" meta:cell-count="64" meta:object-count="0"/>
  </office:meta>
</office:document-meta>
</file>